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Default" office:value-type="string" calcext:value-type="string">
            <text:p>AcquisitionTi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b-03</text:p>
          </table:table-cell>
          <table:table-cell/>
          <table:table-cell office:value-type="string" calcext:value-type="string">
            <text:p>localizer</text:p>
          </table:table-cell>
          <table:table-cell office:value-type="time" office:time-value="PT08H51M43.82S" calcext:value-type="time">
            <text:p>08:51:43.8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un1</text:p>
          </table:table-cell>
          <table:table-cell office:value-type="time" office:time-value="PT09H01M21.08S" calcext:value-type="time">
            <text:p>09:01:21.08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08∶12∶0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2</text:p>
          </table:table-cell>
          <table:table-cell office:value-type="time" office:time-value="PT09H12M05.76S" calcext:value-type="time">
            <text:p>09:12:05.7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08∶22∶50 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3</text:p>
          </table:table-cell>
          <table:table-cell office:value-type="time" office:time-value="PT09H20M26.79S" calcext:value-type="time">
            <text:p>09:20:26.79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08∶31∶14 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4</text:p>
          </table:table-cell>
          <table:table-cell office:value-type="time" office:time-value="PT09H28M39.99S" calcext:value-type="time">
            <text:p>09:28:39.99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08∶39∶24 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5</text:p>
          </table:table-cell>
          <table:table-cell office:value-type="time" office:time-value="PT09H36M57.33S" calcext:value-type="time">
            <text:p>09:36:57.33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08∶47∶40 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6</text:p>
          </table:table-cell>
          <table:table-cell office:value-type="time" office:time-value="PT09H45M11.4S" calcext:value-type="time">
            <text:p>09:45:11.4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08∶56∶00 </text:p>
          </table:table-cell>
          <table:table-cell office:value-type="float" office:value="205" calcext:value-type="float">
            <text:p>205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ub-04</text:p>
          </table:table-cell>
          <table:table-cell table:number-columns-repeated="2"/>
          <table:table-cell table:style-name="Default" office:value-type="string" calcext:value-type="string">
            <text:p>Acquisition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ocalizer</text:p>
          </table:table-cell>
          <table:table-cell office:value-type="time" office:time-value="PT10H16M50.71S" calcext:value-type="time">
            <text:p>10:16:50.7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un1</text:p>
          </table:table-cell>
          <table:table-cell office:value-type="time" office:time-value="PT10H26M07.61S" calcext:value-type="time">
            <text:p>10:26:07.61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09∶36∶50 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2</text:p>
          </table:table-cell>
          <table:table-cell office:value-type="time" office:time-value="PT10H34M23.705S" calcext:value-type="time">
            <text:p>10:34:23.71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09∶45∶0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3</text:p>
          </table:table-cell>
          <table:table-cell office:value-type="time" office:time-value="PT10H42M33.49S" calcext:value-type="time">
            <text:p>10:42:33.49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09∶53∶2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4</text:p>
          </table:table-cell>
          <table:table-cell office:value-type="time" office:time-value="PT10H50M46.85S" calcext:value-type="time">
            <text:p>10:50:46.85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10∶01∶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5</text:p>
          </table:table-cell>
          <table:table-cell office:value-type="time" office:time-value="PT10H58M53.22S" calcext:value-type="time">
            <text:p>10:58:53.22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10∶09∶3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6</text:p>
          </table:table-cell>
          <table:table-cell office:value-type="time" office:time-value="PT11H07M07.71S" calcext:value-type="time">
            <text:p>11:07:07.71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10∶17∶56</text:p>
          </table:table-cell>
          <table:table-cell office:value-type="float" office:value="205" calcext:value-type="float">
            <text:p>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1:55:17.370245311</meta:creation-date>
    <dc:date>2022-07-04T15:31:05.832102187</dc:date>
    <meta:editing-duration>PT1H45M16S</meta:editing-duration>
    <meta:editing-cycles>3</meta:editing-cycles>
    <meta:generator>LibreOffice/6.4.7.2$Linux_X86_64 LibreOffice_project/40$Build-2</meta:generator>
    <meta:document-statistic meta:table-count="1" meta:cell-count="70" meta:object-count="0"/>
  </office:meta>
</office:document-meta>
</file>